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d4a08" officeooo:paragraph-rsid="001d4a08"/>
    </style:style>
    <style:style style:name="P2" style:family="paragraph" style:parent-style-name="Heading_20_2">
      <style:text-properties officeooo:rsid="001d4a08" officeooo:paragraph-rsid="001d4a08"/>
    </style:style>
    <style:style style:name="P3" style:family="paragraph" style:parent-style-name="Text_20_body" style:list-style-name="L1">
      <style:text-properties fo:font-weight="normal" officeooo:rsid="004d3706" officeooo:paragraph-rsid="004d3706" style:font-weight-asian="normal" style:font-weight-complex="normal"/>
    </style:style>
    <style:style style:name="P4" style:family="paragraph" style:parent-style-name="Text_20_body" style:list-style-name="L1">
      <style:text-properties fo:font-weight="normal" officeooo:rsid="004eea9a" officeooo:paragraph-rsid="004eea9a" style:font-weight-asian="normal" style:font-weight-complex="normal"/>
    </style:style>
    <style:style style:name="P5" style:family="paragraph" style:parent-style-name="Text_20_body" style:list-style-name="L1">
      <style:text-properties fo:font-weight="normal" officeooo:rsid="0033c2b0" officeooo:paragraph-rsid="00369486" style:font-weight-asian="normal" style:font-weight-complex="normal"/>
    </style:style>
    <style:style style:name="P6" style:family="paragraph" style:parent-style-name="Heading_20_2" style:list-style-name="">
      <style:text-properties officeooo:rsid="001de5be" officeooo:paragraph-rsid="001de5be"/>
    </style:style>
    <style:style style:name="P7" style:family="paragraph" style:parent-style-name="Heading_20_2">
      <style:paragraph-properties fo:break-before="page"/>
      <style:text-properties officeooo:rsid="001de5be" officeooo:paragraph-rsid="001de5be"/>
    </style:style>
    <style:style style:name="P8" style:family="paragraph" style:parent-style-name="Text_20_body">
      <style:text-properties officeooo:rsid="0025c04a" officeooo:paragraph-rsid="002bbe18"/>
    </style:style>
    <style:style style:name="T1" style:family="text">
      <style:text-properties officeooo:rsid="00396476"/>
    </style:style>
    <style:style style:name="T2" style:family="text">
      <style:text-properties officeooo:rsid="004d3706"/>
    </style:style>
    <style:style style:name="T3" style:family="text">
      <style:text-properties officeooo:rsid="00253ea3"/>
    </style:style>
    <style:style style:name="T4" style:family="text">
      <style:text-properties officeooo:rsid="0050e8e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periment <text:span text:style-name="T1">1.</text:span><text:span text:style-name="T2">5</text:span></text:p>
      <text:h text:style-name="Heading_20_2" text:outline-level="2">AIM</text:h>
      <text:p text:style-name="P1"><text:span text:style-name="T3">To </text:span><text:span text:style-name="T2">minimize a given DFA</text:span></text:p>
      <text:h text:style-name="P2" text:outline-level="2">ALGORITHM</text:h>
      <text:list text:style-name="L1">
        <text:list-item>
          <text:p text:style-name="P3">Start</text:p>
        </text:list-item>
        <text:list-item>
          <text:p text:style-name="P3">Create a DFA Data Structure that represents the input characters as numbers between 0 to m-1 and the states as 0 to n-1 where n and m are the number of states and input characters respectively.</text:p>
        </text:list-item>
        <text:list-item>
          <text:p text:style-name="P3">Read the DFA as follows:</text:p>
          <text:list>
            <text:list-item>
              <text:p text:style-name="P3">The first line contains number of states n, number of final states f, and number of input characters m.</text:p>
            </text:list-item>
            <text:list-item>
              <text:p text:style-name="P3">The next line contains f space separated numbers representing the final states.</text:p>
            </text:list-item>
            <text:list-item>
              <text:p text:style-name="P3">Next line contains a single string denoting the input characters.</text:p>
            </text:list-item>
            <text:list-item>
              <text:p text:style-name="P3">Next n lines contain m space separated integers representing the n*m transition table of the DFA.</text:p>
            </text:list-item>
          </text:list>
        </text:list-item>
        <text:list-item>
          <text:p text:style-name="P3">Create a 2D boolean n*n grid to mark distinguishable state pairs.</text:p>
        </text:list-item>
        <text:list-item>
          <text:p text:style-name="P4">For each pair of states (i,j) set grid[i][j] = true if and only if exactly one of the two states is a final state.</text:p>
        </text:list-item>
        <text:list-item>
          <text:p text:style-name="P4">Mark all distinguishable pairs by repeating the following till no changes are made:</text:p>
          <text:list>
            <text:list-item>
              <text:p text:style-name="P4">For each pair (i,j) where i&gt;j and grid[i][j] is false (i.e they haven’t been marked as distinguishable), do the following:</text:p>
              <text:list>
                <text:list-item>
                  <text:p text:style-name="P4">For each input symbol c:</text:p>
                  <text:list>
                    <text:list-item>
                      <text:p text:style-name="P4">Let x, y be the transition state for i and j respectively for the given character c.</text:p>
                    </text:list-item>
                    <text:list-item>
                      <text:p text:style-name="P4">If grid[x][y] is true, set grid[i][j] = grid[j][i] =true and and mark that a change has been mad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Initialize a Disjoint Set Union structure d for all states.</text:p>
        </text:list-item>
        <text:list-item>
          <text:p text:style-name="P4">For each pair (i,j) where i&gt;j and grid[i][j] is false, merge the states i and j in d</text:p>
        </text:list-item>
        <text:list-item>
          <text:p text:style-name="P4">Based on the DSU, create a DFA where each state represents a set in the DFA.</text:p>
        </text:list-item>
        <text:list-item>
          <text:p text:style-name="P4"><text:soft-page-break/>For each transition from x to y with character c in the original DFA, add transition from the state corresponding to the sets containing x and y in the new DFA</text:p>
        </text:list-item>
        <text:list-item>
          <text:p text:style-name="P4">Display the new DFA</text:p>
        </text:list-item>
        <text:list-item>
          <text:p text:style-name="P5">Stop</text:p>
        </text:list-item>
      </text:list>
      <text:h text:style-name="P6" text:outline-level="2"/>
      <text:h text:style-name="P7" text:outline-level="2">RESULT</text:h>
      <text:p text:style-name="P8">Successfully <text:span text:style-name="T4">minimized given DF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/>
      <style:text-properties fo:font-weight="bold" officeooo:rsid="001a1812" officeooo:paragraph-rsid="00508267" style:font-weight-asian="bold" style:font-weight-complex="bold"/>
    </style:style>
    <style:style style:name="MT1" style:family="text">
      <style:text-properties officeooo:rsid="00391b0e"/>
    </style:style>
    <style:style style:name="MT2" style:family="text">
      <style:text-properties fo:font-weight="normal" officeooo:rsid="002f0b25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<text:span text:style-name="MT1">Date: </text:span><text:span text:style-name="MT2">07/08/2024</text:span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16:37:30.412189074</meta:creation-date>
    <dc:date>2025-08-18T11:33:50.569004391</dc:date>
    <meta:editing-duration>PT2H49M19S</meta:editing-duration>
    <meta:editing-cycles>25</meta:editing-cycles>
    <meta:generator>LibreOffice/25.2.5.2$Linux_X86_64 LibreOffice_project/520$Build-2</meta:generator>
    <meta:document-statistic meta:table-count="0" meta:image-count="0" meta:object-count="0" meta:page-count="3" meta:paragraph-count="27" meta:word-count="323" meta:character-count="1704" meta:non-whitespace-character-count="1428"/>
  </office:meta>
</office:document-meta>
</file>